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" fo:font-weight="bold" style:font-weight-asian="bold" style:font-weight-complex="bold"/>
    </style:style>
    <style:style style:name="P2" style:family="paragraph" style:parent-style-name="Standard">
      <style:text-properties style:font-name="Trebuchet MS"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rebuchet MS" fo:font-size="14pt" style:text-underline-style="solid" style:text-underline-width="auto" style:text-underline-color="font-color" fo:font-weight="bold" officeooo:rsid="000a122e" officeooo:paragraph-rsid="000a122e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Trebuchet MS" fo:font-size="14pt" style:text-underline-style="none" fo:font-weight="normal" officeooo:rsid="000a122e" officeooo:paragraph-rsid="000a122e" style:font-size-asian="14pt" style:font-weight-asian="normal" style:font-size-complex="14pt" style:font-weight-complex="normal"/>
    </style:style>
    <style:style style:name="P6" style:family="paragraph" style:parent-style-name="Standard" style:list-style-name="L2">
      <style:text-properties style:font-name="Trebuchet MS" fo:font-weight="bold" style:font-weight-asian="bold" style:font-weight-complex="bold"/>
    </style:style>
    <style:style style:name="P7" style:family="paragraph" style:parent-style-name="Standard" style:list-style-name="L2">
      <style:text-properties style:font-name="Trebuchet MS" fo:font-weight="bold" officeooo:paragraph-rsid="0006fbb3" style:font-weight-asian="bold" style:font-weight-complex="bold"/>
    </style:style>
    <style:style style:name="P8" style:family="paragraph" style:parent-style-name="Standard" style:list-style-name="L2">
      <style:text-properties style:font-name="Trebuchet MS" fo:font-weight="bold" officeooo:rsid="0003d6f4" officeooo:paragraph-rsid="0003d6f4" style:font-weight-asian="bold" style:font-weight-complex="bold"/>
    </style:style>
    <style:style style:name="P9" style:family="paragraph" style:parent-style-name="Standard" style:list-style-name="L2">
      <style:text-properties style:font-name="Trebuchet MS"/>
    </style:style>
    <style:style style:name="P10" style:family="paragraph" style:parent-style-name="Standard" style:list-style-name="L2">
      <style:text-properties style:font-name="Trebuchet MS" fo:font-weight="normal" style:font-weight-asian="normal" style:font-weight-complex="normal"/>
    </style:style>
    <style:style style:name="P11" style:family="paragraph" style:parent-style-name="Standard" style:list-style-name="L2">
      <style:paragraph-properties fo:margin-left="1.4709in" fo:margin-right="0in" fo:text-indent="-0.25in" style:auto-text-indent="false"/>
      <style:text-properties style:font-name="Trebuchet MS" officeooo:rsid="0003d6f4" officeooo:paragraph-rsid="0003d6f4"/>
    </style:style>
    <style:style style:name="P12" style:family="paragraph" style:parent-style-name="Standard" style:list-style-name="L2">
      <style:paragraph-properties fo:margin-left="1.4709in" fo:margin-right="0in" fo:text-indent="-0.25in" style:auto-text-indent="false"/>
      <style:text-properties style:font-name="Trebuchet MS" officeooo:rsid="0006fbb3" officeooo:paragraph-rsid="0006fbb3"/>
    </style:style>
    <style:style style:name="P13" style:family="paragraph" style:parent-style-name="Standard" style:list-style-name="L2">
      <style:paragraph-properties fo:margin-left="1.4709in" fo:margin-right="0in" fo:text-indent="-0.25in" style:auto-text-indent="false"/>
      <style:text-properties style:font-name="Trebuchet MS" fo:font-weight="normal" officeooo:rsid="0003d6f4" officeooo:paragraph-rsid="0003d6f4" style:font-weight-asian="normal" style:font-weight-complex="normal"/>
    </style:style>
    <style:style style:name="P14" style:family="paragraph" style:parent-style-name="Standard" style:list-style-name="L2">
      <style:paragraph-properties fo:margin-left="1.4709in" fo:margin-right="0in" fo:text-indent="-0.25in" style:auto-text-indent="false"/>
      <style:text-properties style:font-name="Trebuchet MS" fo:font-weight="normal" officeooo:rsid="0006531d" officeooo:paragraph-rsid="0006531d" style:font-weight-asian="normal" style:font-weight-complex="normal"/>
    </style:style>
    <style:style style:name="P15" style:family="paragraph" style:parent-style-name="Standard" style:list-style-name="L2">
      <style:paragraph-properties fo:margin-left="1.4709in" fo:margin-right="0in" fo:text-indent="-0.25in" style:auto-text-indent="false"/>
      <style:text-properties style:font-name="Trebuchet MS" fo:font-weight="normal" officeooo:rsid="0006fbb3" officeooo:paragraph-rsid="0006fbb3" style:font-weight-asian="normal" style:font-weight-complex="normal"/>
    </style:style>
    <style:style style:name="P16" style:family="paragraph" style:parent-style-name="Standard" style:list-style-name="L2">
      <style:paragraph-properties fo:margin-left="0.9807in" fo:margin-right="0in" fo:text-indent="-0.25in" style:auto-text-indent="false"/>
      <style:text-properties style:font-name="Trebuchet MS" fo:font-weight="normal" officeooo:rsid="0003d6f4" officeooo:paragraph-rsid="0003d6f4" style:font-weight-asian="normal" style:font-weight-complex="normal"/>
    </style:style>
    <style:style style:name="P17" style:family="paragraph" style:parent-style-name="Standard" style:list-style-name="L2">
      <style:paragraph-properties fo:margin-left="0.9807in" fo:margin-right="0in" fo:text-indent="-0.25in" style:auto-text-indent="false"/>
      <style:text-properties style:font-name="Trebuchet MS" fo:font-weight="normal" officeooo:rsid="0003d6f4" officeooo:paragraph-rsid="000547e0" style:font-weight-asian="normal" style:font-weight-complex="normal"/>
    </style:style>
    <style:style style:name="P18" style:family="paragraph" style:parent-style-name="Standard" style:list-style-name="L2">
      <style:paragraph-properties fo:margin-left="0.9807in" fo:margin-right="0in" fo:text-indent="-0.25in" style:auto-text-indent="false"/>
      <style:text-properties style:font-name="Trebuchet MS" fo:font-weight="normal" officeooo:rsid="000547e0" officeooo:paragraph-rsid="000547e0" style:font-weight-asian="normal" style:font-weight-complex="normal"/>
    </style:style>
    <style:style style:name="P19" style:family="paragraph" style:parent-style-name="Standard" style:list-style-name="L2">
      <style:paragraph-properties fo:margin-left="0.9807in" fo:margin-right="0in" fo:text-indent="-0.25in" style:auto-text-indent="false"/>
      <style:text-properties style:font-name="Trebuchet MS" fo:font-weight="normal" officeooo:rsid="0006531d" officeooo:paragraph-rsid="0006531d" style:font-weight-asian="normal" style:font-weight-complex="normal"/>
    </style:style>
    <style:style style:name="P20" style:family="paragraph" style:parent-style-name="Standard" style:list-style-name="L2">
      <style:paragraph-properties fo:margin-left="0.9807in" fo:margin-right="0in" fo:text-indent="-0.25in" style:auto-text-indent="false"/>
      <style:text-properties style:font-name="Trebuchet MS" fo:font-weight="normal" officeooo:rsid="0008e67b" officeooo:paragraph-rsid="0008e67b" style:font-weight-asian="normal" style:font-weight-complex="normal"/>
    </style:style>
    <style:style style:name="P21" style:family="paragraph" style:parent-style-name="Standard" style:list-style-name="L2">
      <style:paragraph-properties fo:margin-left="0.9807in" fo:margin-right="0in" fo:text-indent="-0.25in" style:auto-text-indent="false"/>
      <style:text-properties style:font-name="Trebuchet MS" officeooo:rsid="0007b410" officeooo:paragraph-rsid="0007b410"/>
    </style:style>
    <style:style style:name="P22" style:family="paragraph" style:parent-style-name="Standard" style:list-style-name="L2">
      <style:paragraph-properties fo:margin-left="0.9807in" fo:margin-right="0in" fo:text-indent="-0.25in" style:auto-text-indent="false"/>
      <style:text-properties officeooo:paragraph-rsid="0006fbb3"/>
    </style:style>
    <style:style style:name="P23" style:family="paragraph" style:parent-style-name="Standard" style:list-style-name="L2">
      <style:paragraph-properties fo:margin-left="1.961in" fo:margin-right="0in" fo:text-indent="-0.25in" style:auto-text-indent="false"/>
      <style:text-properties style:font-name="Trebuchet MS" fo:font-weight="normal" officeooo:rsid="0006531d" officeooo:paragraph-rsid="0006531d" style:font-weight-asian="normal" style:font-weight-complex="normal"/>
    </style:style>
    <style:style style:name="T1" style:family="text">
      <style:text-properties officeooo:rsid="000547e0"/>
    </style:style>
    <style:style style:name="T2" style:family="text">
      <style:text-properties officeooo:rsid="0006531d"/>
    </style:style>
    <style:style style:name="T3" style:family="text">
      <style:text-properties style:font-name="Trebuchet MS"/>
    </style:style>
    <style:style style:name="T4" style:family="text">
      <style:text-properties style:font-name="Trebuchet MS" officeooo:rsid="0007b410"/>
    </style:style>
    <style:style style:name="T5" style:family="text">
      <style:text-properties officeooo:rsid="000a4a6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ktplan 2.0</text:p>
      <text:p text:style-name="P3"/>
      <text:p text:style-name="P4">Meilensteine:</text:p>
      <text:list xml:id="list3554444244793166166" text:style-name="L1">
        <text:list-item>
          <text:p text:style-name="P5">Fertigstellung der Planung<text:line-break/><text:span text:style-name="T5">bis 07.06.2016</text:span></text:p>
        </text:list-item>
        <text:list-item>
          <text:p text:style-name="P5">grundlegende GUI, grundlegende Funktionen, Informierung Webserver, Informierung QR-Code<text:line-break/><text:span text:style-name="T5">bis 21.06.2016</text:span></text:p>
        </text:list-item>
        <text:list-item>
          <text:p text:style-name="P5">Ausbau der Funkionalität, Kommunikation mit Webserver wie möglich, Informierung Eyetracking<text:line-break/><text:span text:style-name="T5">bis 12.07.2016</text:span></text:p>
        </text:list-item>
        <text:list-item>
          <text:p text:style-name="P5">Sharing per QR-Code möglich<text:line-break/><text:span text:style-name="T5">bis 19.07.2016</text:span></text:p>
        </text:list-item>
        <text:list-item>
          <text:p text:style-name="P5">Eyetracking funktioniert<text:line-break/><text:span text:style-name="T5">bis 02.08.2016</text:span></text:p>
        </text:list-item>
        <text:list-item>
          <text:p text:style-name="P5">vollständige Funktionalität<text:line-break/><text:span text:style-name="T5">bis 09.08.2016</text:span></text:p>
        </text:list-item>
      </text:list>
      <text:p text:style-name="P2"/>
      <text:p text:style-name="P1"/>
      <text:list xml:id="list1212898108292858382" text:style-name="L2">
        <text:list-item>
          <text:p text:style-name="P6">Vorstellungspräsentation</text:p>
        </text:list-item>
        <text:list-item>
          <text:p text:style-name="P6">Modellierung der App</text:p>
          <text:list>
            <text:list-item>
              <text:p text:style-name="P9">Anforderungen festlegen</text:p>
            </text:list-item>
            <text:list-item>
              <text:p text:style-name="P9">Aufbau(/Implementierung) planen (Irgendeine Art Diagramm!?)</text:p>
            </text:list-item>
          </text:list>
        </text:list-item>
        <text:list-item>
          <text:p text:style-name="P6">GUI erstellen</text:p>
          <text:list>
            <text:list-item>
              <text:p text:style-name="P9">Activities</text:p>
              <text:list>
                <text:list-item>
                  <text:p text:style-name="P9">Main/Menü</text:p>
                </text:list-item>
                <text:list-item>
                  <text:p text:style-name="P11">Buttons</text:p>
                </text:list-item>
                <text:list-item>
                  <text:p text:style-name="P11">TextView</text:p>
                </text:list-item>
                <text:list-item>
                  <text:p text:style-name="P9">Settings</text:p>
                </text:list-item>
                <text:list-item>
                  <text:p text:style-name="P11">Name</text:p>
                </text:list-item>
                <text:list-item>
                  <text:p text:style-name="P11">Spielmodi</text:p>
                </text:list-item>
                <text:list-item>
                  <text:p text:style-name="P12">Spielregeln</text:p>
                </text:list-item>
                <text:list-item>
                  <text:p text:style-name="P9">Spiel</text:p>
                </text:list-item>
                <text:list-item>
                  <text:p text:style-name="P11">Phasen</text:p>
                </text:list-item>
                <text:list-item>
                  <text:p text:style-name="P11">Spieler</text:p>
                </text:list-item>
                <text:list-item>
                  <text:p text:style-name="P11">Kartenregeln</text:p>
                </text:list-item>
              </text:list>
            </text:list-item>
          </text:list>
        </text:list-item>
        <text:list-item>
          <text:p text:style-name="P6">Funktionen implementieren</text:p>
          <text:list>
            <text:list-item>
              <text:p text:style-name="P8">grundlege Funkionalität <text:span text:style-name="T1">(ohne Interkation)</text:span></text:p>
            </text:list-item>
            <text:list-item>
              <text:p text:style-name="P16">Buttons für Aufrufe der Activities</text:p>
            </text:list-item>
            <text:list-item>
              <text:p text:style-name="P16">Wahl der Spieleranzahl</text:p>
            </text:list-item>
            <text:list-item>
              <text:p text:style-name="P16">Wahl des Spielnamens</text:p>
            </text:list-item>
            <text:list-item>
              <text:p text:style-name="P16">Übergabe der Parameter an ChildActivies</text:p>
            </text:list-item>
            <text:list-item>
              <text:p text:style-name="P16">Klick-Funktion für Spielerbuttons</text:p>
            </text:list-item>
            <text:list-item>
              <text:p text:style-name="P13">Spielerauswahl</text:p>
            </text:list-item>
            <text:list-item>
              <text:p text:style-name="P13">Spielerabwahl</text:p>
            </text:list-item>
            <text:list-item>
              <text:p text:style-name="P18">Funktion zur sinnvollen Anordnung der Buttons</text:p>
            </text:list-item>
            <text:list-item>
              <text:p text:style-name="P16">Übergangsfunktion für Phasen (automatisch)</text:p>
            </text:list-item>
            <text:list-item>
              <text:p text:style-name="P16">Einblendung der Kartenregeln</text:p>
            </text:list-item>
            <text:list-item>
              <text:p text:style-name="P19"><text:soft-page-break/>(nicht interaktive) Rollenfunktionen</text:p>
            </text:list-item>
            <text:list-item>
              <text:p text:style-name="P18">Anzeigefunktion für Ereignisse</text:p>
            </text:list-item>
            <text:list-item>
              <text:p text:style-name="P20">QR-Code</text:p>
            </text:list-item>
            <text:list-item>
              <text:p text:style-name="P6">Interaktionsmöglichkeiten</text:p>
            </text:list-item>
            <text:list-item>
              <text:p text:style-name="P18">Anzeige der Spielernamen</text:p>
            </text:list-item>
            <text:list-item>
              <text:p text:style-name="P17">Live Berechnung der Abstimmung <text:span text:style-name="T2">(Tag und Nacht)</text:span></text:p>
            </text:list-item>
            <text:list-item>
              <text:p text:style-name="P18">Funktion zur Entfernung toter Spieler</text:p>
            </text:list-item>
            <text:list-item>
              <text:p text:style-name="P19">Funktionen für einzelne Rollen</text:p>
            </text:list-item>
            <text:list-item>
              <text:p text:style-name="P14">Dieb (nur einmal)</text:p>
            </text:list-item>
            <text:list-item>
              <text:p text:style-name="P23">tauscht Rollenkarte aus</text:p>
            </text:list-item>
            <text:list-item>
              <text:p text:style-name="P14">Amor (nur einmal)</text:p>
            </text:list-item>
            <text:list-item>
              <text:p text:style-name="P23">wählt zwei Verliebte</text:p>
            </text:list-item>
            <text:list-item>
              <text:p text:style-name="P23">Verliebte sterben zusammen (in Todesfunktion)</text:p>
            </text:list-item>
            <text:list-item>
              <text:p text:style-name="P14">Werwölfe</text:p>
            </text:list-item>
            <text:list-item>
              <text:p text:style-name="P23">wählen Opfer</text:p>
            </text:list-item>
            <text:list-item>
              <text:p text:style-name="P23">der mit meisten Stimmen stirbt</text:p>
            </text:list-item>
            <text:list-item>
              <text:p text:style-name="P23">Opfer wird gespeichert</text:p>
            </text:list-item>
            <text:list-item>
              <text:p text:style-name="P14">Seherin</text:p>
            </text:list-item>
            <text:list-item>
              <text:p text:style-name="P23">wählt Person</text:p>
            </text:list-item>
            <text:list-item>
              <text:p text:style-name="P23">erfährt deren Identität</text:p>
            </text:list-item>
            <text:list-item>
              <text:p text:style-name="P14">Hexe</text:p>
            </text:list-item>
            <text:list-item>
              <text:p text:style-name="P23">bekommt Opfer gezeigt</text:p>
            </text:list-item>
            <text:list-item>
              <text:p text:style-name="P23">wählt, ob sie Heiltrank benutzen möchte (insofern vorhanden)</text:p>
            </text:list-item>
            <text:list-item>
              <text:p text:style-name="P23">Wahl wird gespeichert</text:p>
            </text:list-item>
            <text:list-item>
              <text:p text:style-name="P23">Hexe wählt, ob sie Gifttrank einsetzen möchte (insofern vorhanden)</text:p>
            </text:list-item>
            <text:list-item>
              <text:p text:style-name="P23">Opfer wird gespeichert</text:p>
            </text:list-item>
            <text:list-item>
              <text:p text:style-name="P14">(Mädchen)</text:p>
            </text:list-item>
            <text:list-item>
              <text:p text:style-name="P23">Eyetracker wird deaktiviert in Werwolfphase</text:p>
            </text:list-item>
            <text:list-item>
              <text:p text:style-name="P19">Funktion, die Opfer am Ende des Tages und der Nacht verkündet</text:p>
            </text:list-item>
            <text:list-item>
              <text:p text:style-name="P18">Abstimmung mit Prozentgrenze</text:p>
            </text:list-item>
            <text:list-item>
              <text:p text:style-name="P15">Grenze festlegen</text:p>
            </text:list-item>
            <text:list-item>
              <text:p text:style-name="P15">Listener, der Prozentgrenze durchgängig kontrolliert</text:p>
            </text:list-item>
            <text:list-item>
              <text:p text:style-name="P15">Funktion, die Abstimmung beendet und auswertet</text:p>
            </text:list-item>
            <text:list-item>
              <text:p text:style-name="P7">Kommunikation/Webserver</text:p>
            </text:list-item>
            <text:list-item>
              <text:p text:style-name="P21">Verbindung herstellen</text:p>
            </text:list-item>
            <text:list-item>
              <text:p text:style-name="P21">Datenspeicherung</text:p>
            </text:list-item>
            <text:list-item>
              <text:p text:style-name="P21">Datenabruf</text:p>
            </text:list-item>
            <text:list-item>
              <text:p text:style-name="P22"><text:span text:style-name="T4">Datenaustausch</text:span><text:span text:style-name="T3"> zw. den Geräten ermöglichen </text:span></text:p>
            </text:list-item>
            <text:list-item>
              <text:p text:style-name="P6">Eyetracking</text:p>
            </text:list-item>
            <text:list-item>
              <text:p text:style-name="P21">herausfinden, wie das funktioniert</text:p>
            </text:list-item>
            <text:list-item>
              <text:p text:style-name="P21">einbinden</text:p>
            </text:list-item>
          </text:list>
        </text:list-item>
        <text:list-item>
          <text:p text:style-name="P6">Testen der App</text:p>
          <text:list>
            <text:list-item>
              <text:p text:style-name="P10">Spielen</text:p>
            </text:list-item>
            <text:list-item>
              <text:p text:style-name="P10">Feedback von Nutzern auswerten </text:p>
            </text:list-item>
          </text:list>
        </text:list-item>
        <text:list-item>
          <text:p text:style-name="P6">Abschlusspräsent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7M58S</meta:editing-duration>
    <meta:editing-cycles>9</meta:editing-cycles>
    <meta:generator>LibreOffice/4.2.8.2$Linux_X86_64 LibreOffice_project/420m0$Build-2</meta:generator>
    <dc:date>2016-06-02T15:49:55.888762939</dc:date>
    <meta:document-statistic meta:table-count="0" meta:image-count="0" meta:object-count="0" meta:page-count="2" meta:paragraph-count="82" meta:word-count="335" meta:character-count="2307" meta:non-whitespace-character-count="2098"/>
    <meta:user-defined meta:name="Info 1"/>
    <meta:user-defined meta:name="Info 2"/>
    <meta:user-defined meta:name="Info 3"/>
    <meta:user-defined meta:name="Info 4"/>
  </office:meta>
</office:document-meta>
</file>